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26cm"/>
    </style:style>
    <style:style style:name="co2" style:family="table-column">
      <style:table-column-properties fo:break-before="auto" style:column-width="1.05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Noto Sans" fo:font-size="9pt" style:font-size-asian="9pt" style:font-size-complex="9pt"/>
    </style:style>
    <style:style style:name="ce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999999" style:font-name="Noto Sans" fo:font-size="9pt" style:font-size-asian="9pt" style:font-size-complex="9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oto Sans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10" table:default-cell-style-name="ce4"/>
        <table:table-column table:style-name="co3" table:number-columns-repeated="1013" table:default-cell-style-name="ce1"/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arget/b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9.5" calcext:value-type="float">
            <text:p>19.5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  <table:table-cell office:value-type="float" office:value="258" calcext:value-type="float">
            <text:p>258</text:p>
          </table:table-cell>
          <table:table-cell office:value-type="float" office:value="250" calcext:value-type="float">
            <text:p>250</text:p>
          </table:table-cell>
          <table:table-cell office:value-type="float" office:value="238" calcext:value-type="float">
            <text:p>238</text:p>
          </table:table-cell>
          <table:table-cell office:value-type="float" office:value="206" calcext:value-type="float">
            <text:p>206</text:p>
          </table:table-cell>
          <table:table-cell office:value-type="float" office:value="169" calcext:value-type="float">
            <text:p>169</text:p>
          </table:table-cell>
          <table:table-cell office:value-type="float" office:value="131" calcext:value-type="float">
            <text:p>131</text:p>
          </table:table-cell>
          <table:table-cell office:value-type="float" office:value="105" calcext:value-type="float">
            <text:p>105</text:p>
          </table:table-cell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1" calcext:value-type="float">
            <text:p>261</text:p>
          </table:table-cell>
          <table:table-cell office:value-type="float" office:value="260" calcext:value-type="float">
            <text:p>260</text:p>
          </table:table-cell>
          <table:table-cell office:value-type="float" office:value="253" calcext:value-type="float">
            <text:p>253</text:p>
          </table:table-cell>
          <table:table-cell office:value-type="float" office:value="238" calcext:value-type="float">
            <text:p>238</text:p>
          </table:table-cell>
          <table:table-cell office:value-type="float" office:value="208" calcext:value-type="float">
            <text:p>208</text:p>
          </table:table-cell>
          <table:table-cell office:value-type="float" office:value="172" calcext:value-type="float">
            <text:p>172</text:p>
          </table:table-cell>
          <table:table-cell office:value-type="float" office:value="133" calcext:value-type="float">
            <text:p>133</text:p>
          </table:table-cell>
          <table:table-cell office:value-type="float" office:value="108" calcext:value-type="float">
            <text:p>108</text:p>
          </table:table-cell>
          <table:table-cell office:value-type="float" office:value="72" calcext:value-type="float">
            <text:p>72</text:p>
          </table:table-cell>
          <table:table-cell office:value-type="float" office:value="46" calcext:value-type="float">
            <text:p>46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3" calcext:value-type="float">
            <text:p>263</text:p>
          </table:table-cell>
          <table:table-cell office:value-type="float" office:value="259" calcext:value-type="float">
            <text:p>259</text:p>
          </table:table-cell>
          <table:table-cell office:value-type="float" office:value="254" calcext:value-type="float">
            <text:p>254</text:p>
          </table:table-cell>
          <table:table-cell office:value-type="float" office:value="238" calcext:value-type="float">
            <text:p>238</text:p>
          </table:table-cell>
          <table:table-cell office:value-type="float" office:value="207" calcext:value-type="float">
            <text:p>207</text:p>
          </table:table-cell>
          <table:table-cell office:value-type="float" office:value="173" calcext:value-type="float">
            <text:p>173</text:p>
          </table:table-cell>
          <table:table-cell office:value-type="float" office:value="134" calcext:value-type="float">
            <text:p>134</text:p>
          </table:table-cell>
          <table:table-cell office:value-type="float" office:value="109" calcext:value-type="float">
            <text:p>109</text:p>
          </table:table-cell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  <table:table-cell table:number-columns-repeated="1013"/>
        </table:table-row>
        <table:table-row table:style-name="ro1">
          <table:table-cell/>
          <table:table-cell table:formula="of:=SUM([.B3:.B5])/3" office:value-type="float" office:value="261.333333333333" calcext:value-type="float">
            <text:p>261.333333333333</text:p>
          </table:table-cell>
          <table:table-cell table:formula="of:=SUM([.C3:.C5])/3" office:value-type="float" office:value="259" calcext:value-type="float">
            <text:p>259</text:p>
          </table:table-cell>
          <table:table-cell table:formula="of:=SUM([.D3:.D5])/3" office:value-type="float" office:value="252.333333333333" calcext:value-type="float">
            <text:p>252.333333333333</text:p>
          </table:table-cell>
          <table:table-cell table:formula="of:=SUM([.E3:.E5])/3" office:value-type="float" office:value="238" calcext:value-type="float">
            <text:p>238</text:p>
          </table:table-cell>
          <table:table-cell table:formula="of:=SUM([.F3:.F5])/3" office:value-type="float" office:value="207" calcext:value-type="float">
            <text:p>207</text:p>
          </table:table-cell>
          <table:table-cell table:formula="of:=SUM([.G3:.G5])/3" office:value-type="float" office:value="171.333333333333" calcext:value-type="float">
            <text:p>171.333333333333</text:p>
          </table:table-cell>
          <table:table-cell table:formula="of:=SUM([.H3:.H5])/3" office:value-type="float" office:value="132.666666666667" calcext:value-type="float">
            <text:p>132.666666666667</text:p>
          </table:table-cell>
          <table:table-cell table:formula="of:=SUM([.I3:.I5])/3" office:value-type="float" office:value="107.333333333333" calcext:value-type="float">
            <text:p>107.333333333333</text:p>
          </table:table-cell>
          <table:table-cell table:formula="of:=SUM([.J3:.J5])/3" office:value-type="float" office:value="69.6666666666667" calcext:value-type="float">
            <text:p>69.6666666666667</text:p>
          </table:table-cell>
          <table:table-cell table:formula="of:=SUM([.K3:.K5])/3" office:value-type="float" office:value="45.6666666666667" calcext:value-type="float">
            <text:p>45.6666666666667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ojektil/a</text:p>
          </table:table-cell>
          <table:table-cell table:formula="of:=SQRT((20)^2-[.B2]^2)" office:value-type="float" office:value="19.7737199332852" calcext:value-type="float">
            <text:p>19.7737199332852</text:p>
          </table:table-cell>
          <table:table-cell table:formula="of:=SQRT((20)^2-[.C2]^2)" office:value-type="float" office:value="19.5959179422654" calcext:value-type="float">
            <text:p>19.5959179422654</text:p>
          </table:table-cell>
          <table:table-cell table:formula="of:=SQRT((20)^2-[.D2]^2)" office:value-type="float" office:value="19.0787840283389" calcext:value-type="float">
            <text:p>19.0787840283389</text:p>
          </table:table-cell>
          <table:table-cell table:formula="of:=SQRT((20)^2-[.E2]^2)" office:value-type="float" office:value="17.8605710994918" calcext:value-type="float">
            <text:p>17.8605710994918</text:p>
          </table:table-cell>
          <table:table-cell table:formula="of:=SQRT((20)^2-[.F2]^2)" office:value-type="float" office:value="16" calcext:value-type="float">
            <text:p>16</text:p>
          </table:table-cell>
          <table:table-cell table:formula="of:=SQRT((20)^2-[.G2]^2)" office:value-type="float" office:value="13.228756555323" calcext:value-type="float">
            <text:p>13.228756555323</text:p>
          </table:table-cell>
          <table:table-cell table:formula="of:=SQRT((20)^2-[.H2]^2)" office:value-type="float" office:value="10.5356537528527" calcext:value-type="float">
            <text:p>10.5356537528527</text:p>
          </table:table-cell>
          <table:table-cell table:formula="of:=SQRT((20)^2-[.I2]^2)" office:value-type="float" office:value="8.71779788708135" calcext:value-type="float">
            <text:p>8.71779788708135</text:p>
          </table:table-cell>
          <table:table-cell table:formula="of:=SQRT((20)^2-[.J2]^2)" office:value-type="float" office:value="6.2449979983984" calcext:value-type="float">
            <text:p>6.2449979983984</text:p>
          </table:table-cell>
          <table:table-cell table:formula="of:=SQRT((20)^2-[.K2]^2)" office:value-type="float" office:value="4.44409720865779" calcext:value-type="float">
            <text:p>4.44409720865779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9" calcext:value-type="float">
            <text:p>79</text:p>
          </table:table-cell>
          <table:table-cell office:value-type="float" office:value="111" calcext:value-type="float">
            <text:p>111</text:p>
          </table:table-cell>
          <table:table-cell office:value-type="float" office:value="154" calcext:value-type="float">
            <text:p>154</text:p>
          </table:table-cell>
          <table:table-cell office:value-type="float" office:value="184" calcext:value-type="float">
            <text:p>184</text:p>
          </table:table-cell>
          <table:table-cell office:value-type="float" office:value="205" calcext:value-type="float">
            <text:p>205</text:p>
          </table:table-cell>
          <table:table-cell office:value-type="float" office:value="214" calcext:value-type="float">
            <text:p>214</text:p>
          </table:table-cell>
          <table:table-cell office:value-type="float" office:value="222" calcext:value-type="float">
            <text:p>222</text:p>
          </table:table-cell>
          <table:table-cell office:value-type="float" office:value="228" calcext:value-type="float">
            <text:p>228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81" calcext:value-type="float">
            <text:p>81</text:p>
          </table:table-cell>
          <table:table-cell office:value-type="float" office:value="113" calcext:value-type="float">
            <text:p>113</text:p>
          </table:table-cell>
          <table:table-cell office:value-type="float" office:value="153" calcext:value-type="float">
            <text:p>153</text:p>
          </table:table-cell>
          <table:table-cell office:value-type="float" office:value="181" calcext:value-type="float">
            <text:p>181</text:p>
          </table:table-cell>
          <table:table-cell office:value-type="float" office:value="205" calcext:value-type="float">
            <text:p>205</text:p>
          </table:table-cell>
          <table:table-cell office:value-type="float" office:value="212" calcext:value-type="float">
            <text:p>212</text:p>
          </table:table-cell>
          <table:table-cell office:value-type="float" office:value="222" calcext:value-type="float">
            <text:p>222</text:p>
          </table:table-cell>
          <table:table-cell office:value-type="float" office:value="228" calcext:value-type="float">
            <text:p>228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80" calcext:value-type="float">
            <text:p>80</text:p>
          </table:table-cell>
          <table:table-cell office:value-type="float" office:value="116" calcext:value-type="float">
            <text:p>116</text:p>
          </table:table-cell>
          <table:table-cell office:value-type="float" office:value="152" calcext:value-type="float">
            <text:p>152</text:p>
          </table:table-cell>
          <table:table-cell office:value-type="float" office:value="181" calcext:value-type="float">
            <text:p>181</text:p>
          </table:table-cell>
          <table:table-cell office:value-type="float" office:value="202" calcext:value-type="float">
            <text:p>202</text:p>
          </table:table-cell>
          <table:table-cell office:value-type="float" office:value="212" calcext:value-type="float">
            <text:p>212</text:p>
          </table:table-cell>
          <table:table-cell office:value-type="float" office:value="224" calcext:value-type="float">
            <text:p>224</text:p>
          </table:table-cell>
          <table:table-cell office:value-type="float" office:value="229" calcext:value-type="float">
            <text:p>229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SUM([.D9:.D11])/3" office:value-type="float" office:value="80" calcext:value-type="float">
            <text:p>80</text:p>
          </table:table-cell>
          <table:table-cell table:formula="of:=SUM([.E9:.E11])/3" office:value-type="float" office:value="113.333333333333" calcext:value-type="float">
            <text:p>113.333333333333</text:p>
          </table:table-cell>
          <table:table-cell table:formula="of:=SUM([.F9:.F11])/3" office:value-type="float" office:value="153" calcext:value-type="float">
            <text:p>153</text:p>
          </table:table-cell>
          <table:table-cell table:formula="of:=SUM([.G9:.G11])/3" office:value-type="float" office:value="182" calcext:value-type="float">
            <text:p>182</text:p>
          </table:table-cell>
          <table:table-cell table:formula="of:=SUM([.H9:.H11])/3" office:value-type="float" office:value="204" calcext:value-type="float">
            <text:p>204</text:p>
          </table:table-cell>
          <table:table-cell table:formula="of:=SUM([.I9:.I11])/3" office:value-type="float" office:value="212.666666666667" calcext:value-type="float">
            <text:p>212.666666666667</text:p>
          </table:table-cell>
          <table:table-cell table:formula="of:=SUM([.J9:.J11])/3" office:value-type="float" office:value="222.666666666667" calcext:value-type="float">
            <text:p>222.666666666667</text:p>
          </table:table-cell>
          <table:table-cell table:formula="of:=SUM([.K9:.K11])/3" office:value-type="float" office:value="228.333333333333" calcext:value-type="float">
            <text:p>228.33333333333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ehler (mit Korrektur)</text:p>
          </table:table-cell>
          <table:table-cell table:number-columns-repeated="2"/>
          <table:table-cell table:formula="of:=SQRT([.D6]^2+[.D12]^2)" office:value-type="float" office:value="264.711373218287" calcext:value-type="float">
            <text:p>264.711373218287</text:p>
          </table:table-cell>
          <table:table-cell table:formula="of:=SQRT([.E6]^2+[.E12]^2)" office:value-type="float" office:value="263.606609257895" calcext:value-type="float">
            <text:p>263.606609257895</text:p>
          </table:table-cell>
          <table:table-cell table:formula="of:=SQRT([.F6]^2+[.F12]^2)" office:value-type="float" office:value="257.406293629352" calcext:value-type="float">
            <text:p>257.406293629352</text:p>
          </table:table-cell>
          <table:table-cell table:formula="of:=SQRT([.G6]^2+[.G12]^2)" office:value-type="float" office:value="249.958218730873" calcext:value-type="float">
            <text:p>249.958218730873</text:p>
          </table:table-cell>
          <table:table-cell table:formula="of:=SQRT([.H6]^2+[.H12]^2)" office:value-type="float" office:value="243.344291990678" calcext:value-type="float">
            <text:p>243.344291990678</text:p>
          </table:table-cell>
          <table:table-cell table:formula="of:=SQRT([.I6]^2+[.I12]^2)" office:value-type="float" office:value="238.21745434698" calcext:value-type="float">
            <text:p>238.21745434698</text:p>
          </table:table-cell>
          <table:table-cell table:formula="of:=SQRT([.J6]^2+[.J12]^2)" office:value-type="float" office:value="233.310713189277" calcext:value-type="float">
            <text:p>233.310713189277</text:p>
          </table:table-cell>
          <table:table-cell table:formula="of:=SQRT([.K6]^2+[.K12]^2)" office:value-type="float" office:value="232.855224454071" calcext:value-type="float">
            <text:p>232.855224454071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D14]-230" office:value-type="float" office:value="34.7113732182868" calcext:value-type="float">
            <text:p>34.7113732182868</text:p>
          </table:table-cell>
          <table:table-cell table:formula="of:=[.E14]-230" office:value-type="float" office:value="33.6066092578948" calcext:value-type="float">
            <text:p>33.6066092578948</text:p>
          </table:table-cell>
          <table:table-cell table:formula="of:=[.F14]-230" office:value-type="float" office:value="27.4062936293516" calcext:value-type="float">
            <text:p>27.4062936293516</text:p>
          </table:table-cell>
          <table:table-cell table:formula="of:=[.G14]-230" office:value-type="float" office:value="19.9582187308733" calcext:value-type="float">
            <text:p>19.9582187308733</text:p>
          </table:table-cell>
          <table:table-cell table:formula="of:=[.H14]-230" office:value-type="float" office:value="13.3442919906782" calcext:value-type="float">
            <text:p>13.3442919906782</text:p>
          </table:table-cell>
          <table:table-cell table:formula="of:=[.I14]-230" office:value-type="float" office:value="8.21745434698011" calcext:value-type="float">
            <text:p>8.21745434698011</text:p>
          </table:table-cell>
          <table:table-cell table:formula="of:=[.J14]-230" office:value-type="float" office:value="3.31071318927658" calcext:value-type="float">
            <text:p>3.31071318927658</text:p>
          </table:table-cell>
          <table:table-cell table:formula="of:=[.K14]-230" office:value-type="float" office:value="2.85522445407051" calcext:value-type="float">
            <text:p>2.8552244540705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ehler (ohne Korrektur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rge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b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.5" calcext:value-type="float">
            <text:p>33.5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.5" calcext:value-type="float">
            <text:p>3.5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1.5" calcext:value-type="float">
            <text:p>11.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/>
          <table:table-cell table:formula="of:=SUM([.B20:.B22])/3" office:value-type="float" office:value="34.5" calcext:value-type="float">
            <text:p>34.5</text:p>
          </table:table-cell>
          <table:table-cell table:formula="of:=SUM([.C20:.C22])/3" office:value-type="float" office:value="34" calcext:value-type="float">
            <text:p>34</text:p>
          </table:table-cell>
          <table:table-cell table:formula="of:=SUM([.D20:.D22])/3" office:value-type="float" office:value="33.6666666666667" calcext:value-type="float">
            <text:p>33.6666666666667</text:p>
          </table:table-cell>
          <table:table-cell table:formula="of:=SUM([.E20:.E22])/3" office:value-type="float" office:value="33" calcext:value-type="float">
            <text:p>33</text:p>
          </table:table-cell>
          <table:table-cell table:formula="of:=SUM([.F20:.F22])/3" office:value-type="float" office:value="24.6666666666667" calcext:value-type="float">
            <text:p>24.6666666666667</text:p>
          </table:table-cell>
          <table:table-cell table:formula="of:=SUM([.G20:.G22])/3" office:value-type="float" office:value="21.3333333333333" calcext:value-type="float">
            <text:p>21.3333333333333</text:p>
          </table:table-cell>
          <table:table-cell table:formula="of:=SUM([.H20:.H22])/3" office:value-type="float" office:value="14.6666666666667" calcext:value-type="float">
            <text:p>14.6666666666667</text:p>
          </table:table-cell>
          <table:table-cell table:formula="of:=SUM([.I20:.I22])/3" office:value-type="float" office:value="10.8333333333333" calcext:value-type="float">
            <text:p>10.8333333333333</text:p>
          </table:table-cell>
          <table:table-cell table:formula="of:=SUM([.J20:.J22])/3" office:value-type="float" office:value="6.33333333333333" calcext:value-type="float">
            <text:p>6.33333333333333</text:p>
          </table:table-cell>
          <table:table-cell table:formula="of:=SUM([.K20:.K22])/3" office:value-type="float" office:value="4.5" calcext:value-type="float">
            <text:p>4.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ojekti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b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2.5" calcext:value-type="float">
            <text:p>12.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3" calcext:value-type="float">
            <text:p>-3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2.5" calcext:value-type="float">
            <text:p>-2.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SUM([.D26:.D28])/3" office:value-type="float" office:value="16.6666666666667" calcext:value-type="float">
            <text:p>16.6666666666667</text:p>
          </table:table-cell>
          <table:table-cell table:formula="of:=SUM([.E26:.E28])/3" office:value-type="float" office:value="13.3333333333333" calcext:value-type="float">
            <text:p>13.3333333333333</text:p>
          </table:table-cell>
          <table:table-cell table:formula="of:=SUM([.F26:.F28])/3" office:value-type="float" office:value="12.1666666666667" calcext:value-type="float">
            <text:p>12.1666666666667</text:p>
          </table:table-cell>
          <table:table-cell table:formula="of:=SUM([.G26:.G28])/3" office:value-type="float" office:value="4.33333333333333" calcext:value-type="float">
            <text:p>4.33333333333333</text:p>
          </table:table-cell>
          <table:table-cell table:formula="of:=SUM([.H26:.H28])/3" office:value-type="float" office:value="1" calcext:value-type="float">
            <text:p>1</text:p>
          </table:table-cell>
          <table:table-cell table:formula="of:=SUM([.I26:.I28])/3" office:value-type="float" office:value="-2" calcext:value-type="float">
            <text:p>-2</text:p>
          </table:table-cell>
          <table:table-cell table:formula="of:=SUM([.J26:.J28])/3" office:value-type="float" office:value="-2.66666666666667" calcext:value-type="float">
            <text:p>-2.66666666666667</text:p>
          </table:table-cell>
          <table:table-cell table:formula="of:=SUM([.K26:.K28])/3" office:value-type="float" office:value="-2.5" calcext:value-type="float">
            <text:p>-2.5</text:p>
          </table:table-cell>
          <table:table-cell table:number-columns-repeated="1013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3" loext:min-decimal-places="13" number:min-integer-digits="1"/>
    </number:number-style>
    <number:number-style style:name="N110">
      <number:number number:decimal-places="14" loext:min-decimal-places="14" number:min-integer-digits="1"/>
    </number:number-style>
    <number:number-style style:name="N111">
      <number:number number:decimal-places="15" loext:min-decimal-places="15" number:min-integer-digits="1"/>
    </number:number-style>
    <number:number-style style:name="N112">
      <number:number number:decimal-places="16" loext:min-decimal-places="16" number:min-integer-digits="1"/>
    </number:number-style>
    <number:number-style style:name="N113">
      <number:number number:decimal-places="17" loext:min-decimal-places="1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8">0000-00-00</text:date>, <text:time style:data-style-name="N2" text:time-value="04:23:16.8459198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8T04:23:18.253869678</meta:creation-date>
    <dc:title>Noto Sans</dc:title>
    <meta:editing-duration>PT2H23M15S</meta:editing-duration>
    <meta:editing-cycles>47</meta:editing-cycles>
    <meta:generator>LibreOffice/6.4.0.3$Linux_X86_64 LibreOffice_project/40$Build-3</meta:generator>
    <meta:initial-creator>Yudong Sun</meta:initial-creator>
    <dc:date>2020-02-28T07:22:11.537071881</dc:date>
    <dc:creator>Yudong Sun</dc:creator>
    <meta:document-statistic meta:table-count="1" meta:cell-count="236" meta:object-count="0"/>
    <meta:template xlink:type="simple" xlink:actuate="onRequest" xlink:title="Noto Sans" xlink:href="../../../../../../../../../../home/sunyudong/Templates/Noto%20Sans1.ots" meta:date="2020-02-28T04:23:16.981068351"/>
  </office:meta>
</office:document-meta>
</file>